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3559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a3559"/>
    </style:style>
    <style:style style:name="P3" style:family="paragraph" style:parent-style-name="Text_20_body" style:master-page-name="HTML">
      <style:paragraph-properties style:page-number="auto"/>
      <style:text-properties officeooo:paragraph-rsid="000a3559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gal persons</text:p>
      <text:p text:style-name="P1">legal <text:span text:style-name="T3">persons</text:span></text:p>
      <text:p text:style-name="P1">I am David.</text:p>
      <text:p text:style-name="P1"><text:span text:style-name="T3">I</text:span> am <text:span text:style-name="T3">David.</text:span></text:p>
      <text:p text:style-name="P1">I <text:span text:style-name="T3">am David</text:span>.</text:p>
      <text:p text:style-name="P1"><text:span text:style-name="T3">I am</text:span> David.</text:p>
      <text:p text:style-name="P1">Bees cannot swim.</text:p>
      <text:p text:style-name="P1">Bees <text:span text:style-name="T1">cannot swim</text:span>.</text:p>
      <text:p text:style-name="P1">Bees <text:span text:style-name="T1">cannot</text:span> swim.</text:p>
      <text:p text:style-name="P1">Conway stated that young children "understand object permanence. Concealed objects feature in their awareness." (Nielsen equivalence).</text:p>
      <text:p text:style-name="P1"><text:a xlink:type="simple" xlink:href="#1" text:style-name="Internet_20_link" text:visited-style-name="Visited_20_Internet_20_Link">Conway</text:a> stated that young children "<text:span text:style-name="T1">understand </text:span><text:a xlink:type="simple" xlink:href="#2" text:style-name="Internet_20_link" text:visited-style-name="Visited_20_Internet_20_Link"><text:span text:style-name="T1">object permanence</text:span></text:a><text:span text:style-name="T1">. Concealed objects feature in their awareness.</text:span>" (Nielsen equivalence).</text:p>
      <text:p text:style-name="P1">My sister lives in Wales.</text:p>
      <text:p text:style-name="P1"><text:span text:style-name="T3">My </text:span><text:span text:style-name="T2">sister lives</text:span> <text:span text:style-name="T4">in Wales</text:span>.</text:p>
      <text:p text:style-name="P1">The sister's dog.</text:p>
      <text:p text:style-name="P1"><text:span text:style-name="T3">The</text:span> <text:span text:style-name="T1">sister's</text:span> dog.</text:p>
      <text:p text:style-name="P1">A Japanese BBC article.</text:p>
      <text:p text:style-name="P1">A <text:span text:style-name="T3">Japanese</text:span> <text:span text:style-name="T1">BBC article</text:span>.</text:p>
      <text:p text:style-name="P1">A modern Britain.</text:p>
      <text:p text:style-name="P1">A <text:span text:style-name="T3">modern</text:span> Britain.</text:p>
      <text:p text:style-name="P1">The big red dog.</text:p>
      <text:p text:style-name="P1">The <text:span text:style-name="T3">big red</text:span> <text:span text:style-name="T1">dog</text:span>.</text:p>
      <text:p text:style-name="P1">He said "I tile bathrooms."</text:p>
      <text:p text:style-name="P1">He said "<text:span text:style-name="T1">I tile </text:span><text:a xlink:type="simple" xlink:href="#1" text:style-name="Internet_20_link" text:visited-style-name="Visited_20_Internet_20_Link"><text:span text:style-name="T1">bathrooms</text:span></text:a><text:span text:style-name="T1">.</text:span>"</text:p>
      <text:p text:style-name="P1">The New York Times, which has an executive editor over the news pages and an editorial page editor over opinion pages.</text:p>
      <text:p text:style-name="P1"><text:a xlink:type="simple" xlink:href="#1" text:style-name="Internet_20_link" text:visited-style-name="Visited_20_Internet_20_Link">The New York Times</text:a>, which has an <text:span text:style-name="T3">executive editor</text:span> over the news pages and an <text:span text:style-name="T3">editorial page editor</text:span> over opinion pages.</text:p>
      <text:p text:style-name="P1"><draw:frame draw:style-name="fr1" draw:name="Image1" text:anchor-type="as-char" svg:width="1.997cm" svg:height="0.998cm" draw:z-index="0"><draw:image xlink:href="../dummy" xlink:type="simple" xlink:show="embed" xlink:actuate="onLoad"/><svg:title>Alt attribute</svg:title></draw:frame><text:s/></text:p>
      <text:p text:style-name="P1">Text with no inline tags.</text:p>
      <text:p text:style-name="P1">Text with <text:a xlink:type="simple" xlink:href="#1" text:style-name="Internet_20_link" text:visited-style-name="Visited_20_Internet_20_Link">inline</text:a> tag.</text:p>
      <text:p text:style-name="P1">Text with <text:a xlink:type="simple" xlink:href="#1" text:style-name="Internet_20_link" text:visited-style-name="Visited_20_Internet_20_Link">successive</text:a> <text:a xlink:type="simple" xlink:href="#1" text:style-name="Internet_20_link" text:visited-style-name="Visited_20_Internet_20_Link">identical</text:a> <text:a xlink:type="simple" xlink:href="#1" text:style-name="Internet_20_link" text:visited-style-name="Visited_20_Internet_20_Link">inline</text:a> tags.</text:p>
      <text:p text:style-name="P1"><text:soft-page-break/>Text with <text:a xlink:type="simple" xlink:href="#1" text:style-name="Internet_20_link" text:visited-style-name="Visited_20_Internet_20_Link">identical</text:a> separated <text:a xlink:type="simple" xlink:href="#1" text:style-name="Internet_20_link" text:visited-style-name="Visited_20_Internet_20_Link">inline</text:a> tags.</text:p>
      <text:p text:style-name="P1">Text with <text:a xlink:type="simple" xlink:href="#1" text:style-name="Internet_20_link" text:visited-style-name="Visited_20_Internet_20_Link">multiple</text:a> <text:a xlink:type="simple" xlink:href="#2" text:style-name="Internet_20_link" text:visited-style-name="Visited_20_Internet_20_Link">inline</text:a> tags.</text:p>
      <text:p text:style-name="P1"><text:a xlink:type="simple" xlink:href="#1" text:style-name="Internet_20_link" text:visited-style-name="Visited_20_Internet_20_Link">Text entirely inside inline tag.</text:a></text:p>
      <text:p text:style-name="P1">Text with <text:a xlink:type="simple" xlink:href="#1" text:style-name="Internet_20_link" text:visited-style-name="Visited_20_Internet_20_Link">XML &lt; &gt; " &amp;apos; &amp; markup </text:a>.</text:p>
      <text:p text:style-name="P1">Text with <text:a xlink:type="simple" xlink:href="#1" text:style-name="Internet_20_link" text:visited-style-name="Visited_20_Internet_20_Link">inline spaced</text:a> tag.</text:p>
      <text:p text:style-name="P1">Text with <text:a xlink:type="simple" xlink:href="#1" text:style-name="Internet_20_link" text:visited-style-name="Visited_20_Internet_20_Link">inline spaced </text:a>tag.</text:p>
      <text:p text:style-name="P1">Text with <text:a xlink:type="simple" xlink:href="#1" text:style-name="Internet_20_link" text:visited-style-name="Visited_20_Internet_20_Link">inline spaced</text:a> and more <text:a xlink:type="simple" xlink:href="#1" text:style-name="Internet_20_link" text:visited-style-name="Visited_20_Internet_20_Link">inline spaced</text:a> tags.</text:p>
      <text:p text:style-name="P1">Text with <text:a xlink:type="simple" xlink:href="#1" text:style-name="Internet_20_link" text:visited-style-name="Visited_20_Internet_20_Link">inline spaced and</text:a> <text:a xlink:type="simple" xlink:href="#1" text:style-name="Internet_20_link" text:visited-style-name="Visited_20_Internet_20_Link">inline spaced </text:a>tags.</text:p>
      <text:p text:style-name="P1">Text with <text:a xlink:type="simple" xlink:href="#1" text:style-name="Internet_20_link" text:visited-style-name="Visited_20_Internet_20_Link">inline spaced and </text:a><text:a xlink:type="simple" xlink:href="#1" text:style-name="Internet_20_link" text:visited-style-name="Visited_20_Internet_20_Link">inline spaced </text:a>tags.</text:p>
      <text:p text:style-name="P1">Text with <text:a xlink:type="simple" xlink:href="#1" text:style-name="Internet_20_link" text:visited-style-name="Visited_20_Internet_20_Link">inline spaced and </text:a><text:a xlink:type="simple" xlink:href="#1" text:style-name="Internet_20_link" text:visited-style-name="Visited_20_Internet_20_Link">inline spaced</text:a> tags.</text:p>
      <text:p text:style-name="P2">Text with <text:a xlink:type="simple" xlink:href="#1" text:style-name="Internet_20_link" text:visited-style-name="Visited_20_Internet_20_Link">inline tags </text:a></text:p>
      <text:p text:style-name="P2"><text:a xlink:type="simple" xlink:href="#1" text:style-name="Internet_20_link" text:visited-style-name="Visited_20_Internet_20_Link">but also nested a block</text:a></text:p>
      <text:p text:style-name="P1">tag.</text:p>
      <text:p text:style-name="P1">Text with <text:a xlink:type="simple" xlink:href="#1" text:style-name="Internet_20_link" text:visited-style-name="Visited_20_Internet_20_Link">nested </text:a><text:a xlink:type="simple" xlink:href="#1" text:style-name="Internet_20_link" text:visited-style-name="Visited_20_Internet_20_Link"><text:span text:style-name="T3">inline</text:span></text:a> tags.</text:p>
      <text:p text:style-name="P1">Text with <text:a xlink:type="simple" xlink:href="#1" text:style-name="Internet_20_link" text:visited-style-name="Visited_20_Internet_20_Link"><text:span text:style-name="T3">nested</text:span></text:a><text:a xlink:type="simple" xlink:href="#1" text:style-name="Internet_20_link" text:visited-style-name="Visited_20_Internet_20_Link"> inline</text:a> tags.</text:p>
      <text:p text:style-name="P1">Text with <text:a xlink:type="simple" xlink:href="#1" text:style-name="Internet_20_link" text:visited-style-name="Visited_20_Internet_20_Link"><text:span text:style-name="T3">nested</text:span></text:a><text:a xlink:type="simple" xlink:href="#1" text:style-name="Internet_20_link" text:visited-style-name="Visited_20_Internet_20_Link"> </text:a><text:a xlink:type="simple" xlink:href="#1" text:style-name="Internet_20_link" text:visited-style-name="Visited_20_Internet_20_Link"><text:span text:style-name="T1">inline</text:span></text:a> tags.</text:p>
      <text:p text:style-name="P1">Text with <text:a xlink:type="simple" xlink:href="#1" text:style-name="Internet_20_link" text:visited-style-name="Visited_20_Internet_20_Link"><text:span text:style-name="T3">nested</text:span></text:a><text:a xlink:type="simple" xlink:href="#1" text:style-name="Internet_20_link" text:visited-style-name="Visited_20_Internet_20_Link"> </text:a><text:a xlink:type="simple" xlink:href="#1" text:style-name="Internet_20_link" text:visited-style-name="Visited_20_Internet_20_Link"><text:span text:style-name="T3">inline</text:span></text:a> tags.</text:p>
      <text:p text:style-name="P1">Text with protected <text:line-break/>inline tag.</text:p>
      <text:p text:style-name="P1">Text with multiple protected <text:line-break/><text:line-break/>inline tags.</text:p>
      <text:p text:style-name="P1">Text with <text:a xlink:type="simple" xlink:href="#1" text:style-name="Internet_20_link" text:visited-style-name="Visited_20_Internet_20_Link">protected</text:a><text:line-break/>inline tag.</text:p>
      <text:p text:style-name="P1">Text with protected <text:line-break/><text:a xlink:type="simple" xlink:href="#1" text:style-name="Internet_20_link" text:visited-style-name="Visited_20_Internet_20_Link">inline</text:a> tag.</text:p>
      <text:p text:style-name="P1">Text with protected inline trailing tag.</text:p>
      <text:p text:style-name="P1"><text:line-break/>Text with protected inline leading tag.</text:p>
      <text:p text:style-name="P1">Text with protected inline trailing <text:a xlink:type="simple" xlink:href="#1" text:style-name="Internet_20_link" text:visited-style-name="Visited_20_Internet_20_Link">tag.</text:a></text:p>
      <text:p text:style-name="P1"><text:line-break/><text:a xlink:type="simple" xlink:href="#1" text:style-name="Internet_20_link" text:visited-style-name="Visited_20_Internet_20_Link">Text</text:a> with protected inline leading tag.</text:p>
      <text:p text:style-name="P1">Text with <text:a xlink:type="simple" xlink:href="#1" text:style-name="Internet_20_link" text:visited-style-name="Visited_20_Internet_20_Link"><text:line-break/>embedded protected</text:a> inline tag.</text:p>
      <text:p text:style-name="P1"><text:soft-page-break/>Text with <text:a xlink:type="simple" xlink:href="#1" text:style-name="Internet_20_link" text:visited-style-name="Visited_20_Internet_20_Link">embedded <text:line-break/>protected</text:a> inline tag.</text:p>
      <text:p text:style-name="P1">Text with <text:a xlink:type="simple" xlink:href="#1" text:style-name="Internet_20_link" text:visited-style-name="Visited_20_Internet_20_Link">embedded protected<text:line-break/></text:a>inline tag.</text:p>
      <text:p text:style-name="P1">Text with <text:a xlink:type="simple" xlink:href="#1" text:style-name="Internet_20_link" text:visited-style-name="Visited_20_Internet_20_Link"><text:line-break/></text:a><text:a xlink:type="simple" xlink:href="#1" text:style-name="Internet_20_link" text:visited-style-name="Visited_20_Internet_20_Link"><text:span text:style-name="T3">embedded</text:span></text:a><text:a xlink:type="simple" xlink:href="#1" text:style-name="Internet_20_link" text:visited-style-name="Visited_20_Internet_20_Link"> protected</text:a> inline tag.</text:p>
      <text:p text:style-name="P1">Text with <text:a xlink:type="simple" xlink:href="#1" text:style-name="Internet_20_link" text:visited-style-name="Visited_20_Internet_20_Link"><text:span text:style-name="T3">embedded</text:span></text:a><text:a xlink:type="simple" xlink:href="#1" text:style-name="Internet_20_link" text:visited-style-name="Visited_20_Internet_20_Link"> <text:line-break/>protected</text:a> inline tag.</text:p>
      <text:p text:style-name="P1">Text with multiple <text:a xlink:type="simple" xlink:href="#1" text:style-name="Internet_20_link" text:visited-style-name="Visited_20_Internet_20_Link"><text:line-break/>embedded <text:line-break/>protected</text:a> inline tag.</text:p>
      <text:p text:style-name="P1">Text with protected inline tag.</text:p>
      <text:p text:style-name="P1">Text with unprotected inline tag.</text:p>
      <text:p text:style-name="P1">Text with protected <text:span text:style-name="T1">and unprotected</text:span> inline ta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8T15:24:59.059000000</meta:creation-date>
    <dc:date>2020-07-18T15:26:53.526000000</dc:date>
    <meta:editing-duration>PT1M55S</meta:editing-duration>
    <meta:editing-cycles>1</meta:editing-cycles>
    <meta:document-statistic meta:table-count="0" meta:image-count="1" meta:object-count="0" meta:page-count="3" meta:paragraph-count="63" meta:word-count="360" meta:character-count="2185" meta:non-whitespace-character-count="1873"/>
    <meta:generator>LibreOffice/6.4.4.2$Windows_X86_64 LibreOffice_project/3d775be2011f3886db32dfd395a6a6d1ca2630ff</meta:generator>
  </office:meta>
</office:document-meta>
</file>